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rial" svg:font-family="arial" style:font-family-generic="swiss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26pt" officeooo:rsid="0001b2d8" officeooo:paragraph-rsid="0001b2d8" style:font-size-asian="22.75pt" style:font-size-complex="26pt"/>
    </style:style>
    <style:style style:name="P2" style:family="paragraph" style:parent-style-name="Standard">
      <style:paragraph-properties fo:text-align="start" style:justify-single-word="false"/>
      <style:text-properties style:font-name="arial" fo:font-size="14pt" fo:font-weight="bold" officeooo:rsid="0001b2d8" officeooo:paragraph-rsid="0001b2d8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 fo:break-before="page"/>
      <style:text-properties style:font-name="arial" fo:font-size="14pt" fo:font-weight="bold" officeooo:rsid="00079226" officeooo:paragraph-rsid="00079226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rial" fo:font-size="14pt" fo:font-weight="bold" officeooo:rsid="000258e0" officeooo:paragraph-rsid="000258e0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arial" fo:font-size="14pt" fo:font-style="normal" style:text-underline-style="none" fo:font-weight="bold" officeooo:rsid="00084b5c" officeooo:paragraph-rsid="00084b5c" style:font-size-asian="12.25pt" style:font-style-asian="normal" style:font-weight-asian="bold" style:font-size-complex="14pt" style:font-style-complex="normal" style:font-weight-complex="bold"/>
    </style:style>
    <style:style style:name="P6" style:family="paragraph" style:parent-style-name="Standard">
      <style:paragraph-properties fo:text-align="start" style:justify-single-word="false" fo:break-before="page"/>
      <style:text-properties style:font-name="arial" fo:font-size="14pt" fo:font-style="normal" style:text-underline-style="none" fo:font-weight="bold" officeooo:rsid="000a892e" officeooo:paragraph-rsid="000a892e" style:font-size-asian="12.25pt" style:font-style-asian="normal" style:font-weight-asian="bold" style:font-size-complex="14pt" style:font-style-complex="normal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arial" fo:font-size="14pt" fo:font-style="normal" style:text-underline-style="solid" style:text-underline-width="auto" style:text-underline-color="font-color" fo:font-weight="bold" officeooo:rsid="00090442" officeooo:paragraph-rsid="00090442" style:font-size-asian="12.25pt" style:font-style-asian="normal" style:font-weight-asian="bold" style:font-size-complex="14pt" style:font-style-complex="normal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arial" fo:font-size="14pt" fo:font-style="normal" style:text-underline-style="solid" style:text-underline-width="auto" style:text-underline-color="font-color" fo:font-weight="bold" officeooo:rsid="000a892e" officeooo:paragraph-rsid="000a892e" style:font-size-asian="12.25pt" style:font-style-asian="normal" style:font-weight-asian="bold" style:font-size-complex="14pt" style:font-style-complex="normal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arial" fo:font-size="11pt" officeooo:rsid="0001b2d8" officeooo:paragraph-rsid="0001b2d8" style:font-size-asian="11pt" style:font-size-complex="11pt"/>
    </style:style>
    <style:style style:name="P10" style:family="paragraph" style:parent-style-name="Standard">
      <style:paragraph-properties fo:text-align="start" style:justify-single-word="false"/>
      <style:text-properties style:font-name="arial" fo:font-size="11pt" fo:font-weight="bold" officeooo:rsid="0005f37d" officeooo:paragraph-rsid="0005f37d" style:font-size-asian="9.60000038146973pt" style:font-weight-asian="bold" style:font-size-complex="11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arial" fo:font-size="11pt" fo:font-weight="normal" officeooo:rsid="0001b2d8" officeooo:paragraph-rsid="0001b2d8" style:font-size-asian="9.60000038146973pt" style:font-weight-asian="normal" style:font-size-complex="11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arial" fo:font-size="11pt" fo:font-weight="normal" officeooo:rsid="000258e0" officeooo:paragraph-rsid="000258e0" style:font-size-asian="9.60000038146973pt" style:font-weight-asian="normal" style:font-size-complex="11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arial" fo:font-size="11pt" fo:font-weight="normal" officeooo:rsid="000258e0" officeooo:paragraph-rsid="00062cc8" style:font-size-asian="9.60000038146973pt" style:font-weight-asian="normal" style:font-size-complex="11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arial" fo:font-size="11pt" fo:font-weight="normal" officeooo:rsid="00062cc8" officeooo:paragraph-rsid="00062cc8" style:font-size-asian="9.60000038146973pt" style:font-weight-asian="normal" style:font-size-complex="11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arial" fo:font-size="11pt" fo:font-weight="normal" officeooo:rsid="00079226" officeooo:paragraph-rsid="00079226" style:font-size-asian="9.60000038146973pt" style:font-weight-asian="normal" style:font-size-complex="11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arial" fo:font-size="11pt" style:text-underline-style="solid" style:text-underline-width="auto" style:text-underline-color="font-color" fo:font-weight="normal" officeooo:rsid="00079226" officeooo:paragraph-rsid="00079226" style:font-size-asian="9.60000038146973pt" style:font-weight-asian="normal" style:font-size-complex="11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arial" fo:font-size="11pt" fo:font-style="normal" style:text-underline-style="none" fo:font-weight="normal" officeooo:rsid="00079226" officeooo:paragraph-rsid="00079226" style:font-size-asian="9.60000038146973pt" style:font-style-asian="normal" style:font-weight-asian="normal" style:font-size-complex="11pt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arial" fo:font-size="11pt" fo:font-style="normal" style:text-underline-style="none" fo:font-weight="normal" officeooo:rsid="00084b5c" officeooo:paragraph-rsid="00084b5c" style:font-size-asian="9.60000038146973pt" style:font-style-asian="normal" style:font-weight-asian="normal" style:font-size-complex="11pt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arial" fo:font-size="11pt" fo:font-style="normal" style:text-underline-style="none" fo:font-weight="normal" officeooo:rsid="000a3366" officeooo:paragraph-rsid="000a3366" style:font-size-asian="9.60000038146973pt" style:font-style-asian="normal" style:font-weight-asian="normal" style:font-size-complex="11pt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arial" fo:font-size="11pt" fo:font-style="normal" style:text-underline-style="solid" style:text-underline-width="auto" style:text-underline-color="font-color" fo:font-weight="normal" officeooo:rsid="00079226" officeooo:paragraph-rsid="00079226" style:font-size-asian="9.60000038146973pt" style:font-style-asian="normal" style:font-weight-asian="normal" style:font-size-complex="11pt" style:font-style-complex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arial" fo:font-size="11pt" fo:font-style="normal" style:text-underline-style="solid" style:text-underline-width="auto" style:text-underline-color="font-color" fo:font-weight="normal" officeooo:rsid="00084b5c" officeooo:paragraph-rsid="00084b5c" style:font-size-asian="9.60000038146973pt" style:font-style-asian="normal" style:font-weight-asian="normal" style:font-size-complex="11pt" style:font-style-complex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arial" fo:font-size="11pt" fo:font-style="normal" style:text-underline-style="solid" style:text-underline-width="auto" style:text-underline-color="font-color" fo:font-weight="normal" officeooo:rsid="000a3366" officeooo:paragraph-rsid="000b59ea" style:font-size-asian="9.60000038146973pt" style:font-style-asian="normal" style:font-weight-asian="normal" style:font-size-complex="11pt" style:font-style-complex="normal" style:font-weight-complex="normal"/>
    </style:style>
    <style:style style:name="P23" style:family="paragraph" style:parent-style-name="Standard" style:list-style-name="L1">
      <style:paragraph-properties fo:text-align="start" style:justify-single-word="false"/>
      <style:text-properties style:font-name="arial" fo:font-size="11pt" style:text-underline-style="none" fo:font-weight="normal" officeooo:rsid="00079226" officeooo:paragraph-rsid="00079226" style:font-size-asian="9.60000038146973pt" style:font-weight-asian="normal" style:font-size-complex="11pt" style:font-weight-complex="normal"/>
    </style:style>
    <style:style style:name="P24" style:family="paragraph" style:parent-style-name="Standard" style:list-style-name="L2">
      <style:paragraph-properties fo:text-align="start" style:justify-single-word="false"/>
      <style:text-properties style:font-name="arial" fo:font-size="11pt" fo:font-style="normal" style:text-underline-style="none" fo:font-weight="normal" officeooo:rsid="00079226" officeooo:paragraph-rsid="00079226" style:font-size-asian="9.60000038146973pt" style:font-style-asian="normal" style:font-weight-asian="normal" style:font-size-complex="11pt" style:font-style-complex="normal" style:font-weight-complex="normal"/>
    </style:style>
    <style:style style:name="P25" style:family="paragraph" style:parent-style-name="Standard" style:list-style-name="L3">
      <style:paragraph-properties fo:text-align="start" style:justify-single-word="false"/>
      <style:text-properties style:font-name="arial" fo:font-size="11pt" fo:font-style="normal" style:text-underline-style="none" fo:font-weight="normal" officeooo:rsid="00079226" officeooo:paragraph-rsid="00079226" style:font-size-asian="9.60000038146973pt" style:font-style-asian="normal" style:font-weight-asian="normal" style:font-size-complex="11pt" style:font-style-complex="normal" style:font-weight-complex="normal"/>
    </style:style>
    <style:style style:name="P26" style:family="paragraph" style:parent-style-name="Standard" style:list-style-name="L4">
      <style:paragraph-properties fo:text-align="start" style:justify-single-word="false"/>
      <style:text-properties style:font-name="arial" fo:font-size="11pt" fo:font-style="normal" style:text-underline-style="none" fo:font-weight="normal" officeooo:rsid="00084b5c" officeooo:paragraph-rsid="00084b5c" style:font-size-asian="9.60000038146973pt" style:font-style-asian="normal" style:font-weight-asian="normal" style:font-size-complex="11pt" style:font-style-complex="normal" style:font-weight-complex="normal"/>
    </style:style>
    <style:style style:name="P27" style:family="paragraph" style:parent-style-name="Standard" style:list-style-name="L5">
      <style:paragraph-properties fo:text-align="start" style:justify-single-word="false"/>
      <style:text-properties style:font-name="arial" fo:font-size="11pt" fo:font-style="normal" style:text-underline-style="none" fo:font-weight="normal" officeooo:rsid="00084b5c" officeooo:paragraph-rsid="00084b5c" style:font-size-asian="9.60000038146973pt" style:font-style-asian="normal" style:font-weight-asian="normal" style:font-size-complex="11pt" style:font-style-complex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arial" fo:font-size="11pt" fo:font-style="normal" style:text-underline-style="none" fo:font-weight="normal" officeooo:rsid="00084b5c" officeooo:paragraph-rsid="00084b5c" style:font-size-asian="9.60000038146973pt" style:font-style-asian="normal" style:font-weight-asian="normal" style:font-size-complex="11pt" style:font-style-complex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arial" fo:font-size="11pt" fo:font-style="normal" style:text-underline-style="none" fo:font-weight="normal" officeooo:rsid="00094658" officeooo:paragraph-rsid="00090442" style:font-size-asian="9.60000038146973pt" style:font-style-asian="normal" style:font-weight-asian="normal" style:font-size-complex="11pt" style:font-style-complex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arial" fo:font-size="11pt" fo:font-style="normal" style:text-underline-style="none" fo:font-weight="normal" officeooo:rsid="00090442" officeooo:paragraph-rsid="00090442" style:font-size-asian="9.60000038146973pt" style:font-style-asian="normal" style:font-weight-asian="normal" style:font-size-complex="11pt" style:font-style-complex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arial" fo:font-size="11pt" fo:font-style="normal" style:text-underline-style="none" fo:font-weight="normal" officeooo:rsid="000a892e" officeooo:paragraph-rsid="000a892e" style:font-size-asian="9.60000038146973pt" style:font-style-asian="normal" style:font-weight-asian="normal" style:font-size-complex="11pt" style:font-style-complex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arial" fo:font-size="11pt" fo:font-style="normal" style:text-underline-style="none" fo:font-weight="normal" officeooo:rsid="000a3366" officeooo:paragraph-rsid="000b59ea" style:font-size-asian="9.60000038146973pt" style:font-style-asian="normal" style:font-weight-asian="normal" style:font-size-complex="11pt" style:font-style-complex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font-name="arial" fo:font-size="11pt" fo:font-style="normal" style:text-underline-style="none" fo:font-weight="normal" officeooo:rsid="000a3366" officeooo:paragraph-rsid="000c86b1" style:font-size-asian="9.60000038146973pt" style:font-style-asian="normal" style:font-weight-asian="normal" style:font-size-complex="11pt" style:font-style-complex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font-name="arial" fo:font-size="11pt" fo:font-style="normal" style:text-underline-style="none" fo:font-weight="normal" officeooo:rsid="000f1af7" officeooo:paragraph-rsid="000f1af7" style:font-size-asian="9.60000038146973pt" style:font-style-asian="normal" style:font-weight-asian="normal" style:font-size-complex="11pt" style:font-style-complex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font-name="arial" fo:font-size="11pt" fo:font-style="normal" style:text-underline-style="none" fo:font-weight="normal" officeooo:rsid="0011acf2" officeooo:paragraph-rsid="0011acf2" style:font-size-asian="9.60000038146973pt" style:font-style-asian="normal" style:font-weight-asian="normal" style:font-size-complex="11pt" style:font-style-complex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font-name="arial" fo:font-size="11pt" fo:font-style="normal" style:text-underline-style="none" fo:font-weight="normal" officeooo:rsid="0011e987" officeooo:paragraph-rsid="0011e987" style:font-size-asian="9.60000038146973pt" style:font-style-asian="normal" style:font-weight-asian="normal" style:font-size-complex="11pt" style:font-style-complex="normal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font-name="arial" fo:font-size="11pt" fo:font-style="normal" style:text-underline-style="solid" style:text-underline-width="auto" style:text-underline-color="font-color" fo:font-weight="normal" officeooo:rsid="000dce12" officeooo:paragraph-rsid="000dce12" style:font-size-asian="9.60000038146973pt" style:font-style-asian="normal" style:font-weight-asian="normal" style:font-size-complex="11pt" style:font-style-complex="normal" style:font-weight-complex="normal"/>
    </style:style>
    <style:style style:name="P38" style:family="paragraph" style:parent-style-name="Standard">
      <style:paragraph-properties fo:text-align="start" style:justify-single-word="false"/>
      <style:text-properties style:font-name="arial" fo:font-size="11pt" fo:font-style="normal" style:text-underline-style="solid" style:text-underline-width="auto" style:text-underline-color="font-color" fo:font-weight="normal" officeooo:rsid="0011acf2" officeooo:paragraph-rsid="0011acf2" style:font-size-asian="9.60000038146973pt" style:font-style-asian="normal" style:font-weight-asian="normal" style:font-size-complex="11pt" style:font-style-complex="normal" style:font-weight-complex="normal"/>
    </style:style>
    <style:style style:name="P39" style:family="paragraph" style:parent-style-name="Standard">
      <style:paragraph-properties fo:text-align="start" style:justify-single-word="false"/>
      <style:text-properties style:font-name="arial" fo:font-size="11pt" fo:font-style="normal" style:text-underline-style="solid" style:text-underline-width="auto" style:text-underline-color="font-color" fo:font-weight="normal" officeooo:rsid="0011e987" officeooo:paragraph-rsid="0011e987" style:font-size-asian="9.60000038146973pt" style:font-style-asian="normal" style:font-weight-asian="normal" style:font-size-complex="11pt" style:font-style-complex="normal" style:font-weight-complex="normal"/>
    </style:style>
    <style:style style:name="P40" style:family="paragraph" style:parent-style-name="Standard">
      <style:paragraph-properties fo:text-align="start" style:justify-single-word="false"/>
      <style:text-properties style:font-name="arial" fo:font-size="11pt" fo:font-weight="normal" officeooo:rsid="000f1af7" officeooo:paragraph-rsid="000f1af7" style:font-size-asian="9.60000038146973pt" style:font-weight-asian="normal" style:font-size-complex="11pt" style:font-weight-complex="normal"/>
    </style:style>
    <style:style style:name="P41" style:family="paragraph" style:parent-style-name="Standard">
      <style:paragraph-properties fo:text-align="start" style:justify-single-word="false"/>
      <style:text-properties style:font-name="arial" fo:font-size="11pt" fo:font-weight="normal" officeooo:rsid="000258e0" officeooo:paragraph-rsid="00062cc8" style:font-size-asian="9.60000038146973pt" style:font-weight-asian="normal" style:font-size-complex="11pt" style:font-weight-complex="normal"/>
    </style:style>
    <style:style style:name="P42" style:family="paragraph" style:parent-style-name="Standard">
      <style:paragraph-properties fo:text-align="start" style:justify-single-word="false"/>
      <style:text-properties style:font-name="arial" fo:font-size="11pt" fo:font-weight="normal" officeooo:rsid="000faf44" officeooo:paragraph-rsid="000faf44" style:font-size-asian="9.60000038146973pt" style:font-weight-asian="normal" style:font-size-complex="11pt" style:font-weight-complex="normal"/>
    </style:style>
    <style:style style:name="P43" style:family="paragraph" style:parent-style-name="Standard">
      <style:paragraph-properties fo:text-align="start" style:justify-single-word="false"/>
      <style:text-properties style:font-name="arial" fo:font-size="11pt" fo:font-weight="normal" officeooo:rsid="00109417" officeooo:paragraph-rsid="00109417" style:font-size-asian="9.60000038146973pt" style:font-weight-asian="normal" style:font-size-complex="11pt" style:font-weight-complex="normal"/>
    </style:style>
    <style:style style:name="P44" style:family="paragraph" style:parent-style-name="Standard">
      <style:paragraph-properties fo:text-align="start" style:justify-single-word="false"/>
      <style:text-properties style:font-name="arial" fo:font-size="11pt" fo:font-weight="bold" officeooo:rsid="0005f37d" officeooo:paragraph-rsid="0005f37d" style:font-size-asian="9.60000038146973pt" style:font-weight-asian="bold" style:font-size-complex="11pt" style:font-weight-complex="bold"/>
    </style:style>
    <style:style style:name="P45" style:family="paragraph" style:parent-style-name="Standard">
      <style:paragraph-properties fo:text-align="start" style:justify-single-word="false"/>
      <style:text-properties style:font-name="arial" fo:font-size="11pt" fo:font-weight="bold" officeooo:rsid="000f1af7" officeooo:paragraph-rsid="000f1af7" style:font-size-asian="9.60000038146973pt" style:font-weight-asian="bold" style:font-size-complex="11pt" style:font-weight-complex="bold"/>
    </style:style>
    <style:style style:name="P46" style:family="paragraph" style:parent-style-name="Standard">
      <style:paragraph-properties fo:text-align="start" style:justify-single-word="false"/>
      <style:text-properties style:font-name="arial" fo:font-size="14pt" fo:font-style="normal" style:text-underline-style="solid" style:text-underline-width="auto" style:text-underline-color="font-color" fo:font-weight="bold" officeooo:rsid="00090442" officeooo:paragraph-rsid="00090442" style:font-size-asian="12.25pt" style:font-style-asian="normal" style:font-weight-asian="bold" style:font-size-complex="14pt" style:font-style-complex="normal" style:font-weight-complex="bold"/>
    </style:style>
    <style:style style:name="P47" style:family="paragraph" style:parent-style-name="Standard">
      <style:paragraph-properties fo:text-align="start" style:justify-single-word="false"/>
      <style:text-properties style:font-name="arial" fo:font-size="14pt" fo:font-style="normal" style:text-underline-style="solid" style:text-underline-width="auto" style:text-underline-color="font-color" fo:font-weight="bold" officeooo:rsid="000c86b1" officeooo:paragraph-rsid="000c86b1" style:font-size-asian="12.25pt" style:font-style-asian="normal" style:font-weight-asian="bold" style:font-size-complex="14pt" style:font-style-complex="normal" style:font-weight-complex="bold"/>
    </style:style>
    <style:style style:name="P48" style:family="paragraph" style:parent-style-name="Standard">
      <style:paragraph-properties fo:text-align="start" style:justify-single-word="false"/>
      <style:text-properties style:font-name="arial" fo:font-size="14pt" fo:font-style="normal" style:text-underline-style="none" fo:font-weight="bold" officeooo:rsid="0011acf2" officeooo:paragraph-rsid="0011acf2" style:font-size-asian="12.25pt" style:font-style-asian="normal" style:font-weight-asian="bold" style:font-size-complex="14pt" style:font-style-complex="normal" style:font-weight-complex="bold"/>
    </style:style>
    <style:style style:name="P49" style:family="paragraph" style:parent-style-name="Standard">
      <style:paragraph-properties fo:text-align="start" style:justify-single-word="false"/>
      <style:text-properties style:font-name="arial" fo:font-size="14pt" fo:font-style="normal" style:text-underline-style="none" fo:font-weight="bold" officeooo:rsid="0015ff9f" officeooo:paragraph-rsid="0015ff9f" style:font-size-asian="12.25pt" style:font-style-asian="normal" style:font-weight-asian="bold" style:font-size-complex="14pt" style:font-style-complex="normal" style:font-weight-complex="bold"/>
    </style:style>
    <style:style style:name="P50" style:family="paragraph" style:parent-style-name="Standard" style:list-style-name="L6">
      <style:paragraph-properties fo:text-align="start" style:justify-single-word="false"/>
      <style:text-properties style:font-name="arial" fo:font-size="14pt" fo:font-style="normal" style:text-underline-style="none" fo:font-weight="bold" officeooo:rsid="0015ff9f" officeooo:paragraph-rsid="0015ff9f" style:font-size-asian="12.25pt" style:font-style-asian="normal" style:font-weight-asian="bold" style:font-size-complex="14pt" style:font-style-complex="normal" style:font-weight-complex="bold"/>
    </style:style>
    <style:style style:name="P51" style:family="paragraph" style:parent-style-name="Standard">
      <style:paragraph-properties fo:text-align="start" style:justify-single-word="false"/>
      <style:text-properties style:font-name="arial" fo:font-size="14pt" fo:font-weight="bold" officeooo:rsid="000faf44" officeooo:paragraph-rsid="000faf44" style:font-size-asian="12.25pt" style:font-weight-asian="bold" style:font-size-complex="14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62cc8" style:font-weight-asian="bold" style:font-weight-complex="bold"/>
    </style:style>
    <style:style style:name="T3" style:family="text">
      <style:text-properties fo:font-weight="bold" officeooo:rsid="000b59ea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062cc8" style:font-weight-asian="normal" style:font-weight-complex="normal"/>
    </style:style>
    <style:style style:name="T6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7" style:family="text">
      <style:text-properties officeooo:rsid="00062cc8"/>
    </style:style>
    <style:style style:name="T8" style:family="text">
      <style:text-properties style:text-underline-style="none"/>
    </style:style>
    <style:style style:name="T9" style:family="text">
      <style:text-properties style:text-underline-style="none" fo:font-weight="bold" style:font-weight-asian="bold" style:font-weight-complex="bold"/>
    </style:style>
    <style:style style:name="T10" style:family="text">
      <style:text-properties style:text-underline-style="none" fo:font-weight="bold" officeooo:rsid="000b59ea" style:font-weight-asian="bold" style:font-weight-complex="bold"/>
    </style:style>
    <style:style style:name="T11" style:family="text">
      <style:text-properties style:text-underline-style="none" officeooo:rsid="000b59ea"/>
    </style:style>
    <style:style style:name="T12" style:family="text">
      <style:text-properties style:text-underline-style="none" officeooo:rsid="000f1af7"/>
    </style:style>
    <style:style style:name="T13" style:family="text">
      <style:text-properties style:text-underline-style="none" officeooo:rsid="0010bc63"/>
    </style:style>
    <style:style style:name="T14" style:family="text">
      <style:text-properties officeooo:rsid="00084b5c"/>
    </style:style>
    <style:style style:name="T15" style:family="text">
      <style:text-properties fo:font-size="11pt" fo:font-weight="normal" style:font-size-asian="9.60000038146973pt" style:font-weight-asian="normal" style:font-size-complex="11pt" style:font-weight-complex="normal"/>
    </style:style>
    <style:style style:name="T16" style:family="text">
      <style:text-properties fo:font-size="11pt" style:text-underline-style="none" fo:font-weight="normal" style:font-size-asian="9.60000038146973pt" style:font-weight-asian="normal" style:font-size-complex="11pt" style:font-weight-complex="normal"/>
    </style:style>
    <style:style style:name="T17" style:family="text">
      <style:text-properties fo:font-size="11pt" style:text-underline-style="none" fo:font-weight="normal" officeooo:rsid="00094658" style:font-size-asian="9.60000038146973pt" style:font-weight-asian="normal" style:font-size-complex="11pt" style:font-weight-complex="normal"/>
    </style:style>
    <style:style style:name="T18" style:family="text">
      <style:text-properties fo:font-size="11pt" style:text-underline-style="none" fo:font-weight="normal" officeooo:rsid="000a3366" style:font-size-asian="9.60000038146973pt" style:font-weight-asian="normal" style:font-size-complex="11pt" style:font-weight-complex="normal"/>
    </style:style>
    <style:style style:name="T19" style:family="text">
      <style:text-properties fo:font-size="11pt" style:font-size-asian="9.60000038146973pt" style:font-size-complex="11pt"/>
    </style:style>
    <style:style style:name="T20" style:family="text">
      <style:text-properties officeooo:rsid="00094658"/>
    </style:style>
    <style:style style:name="T21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22" style:family="text">
      <style:text-properties officeooo:rsid="000faf44"/>
    </style:style>
    <style:style style:name="T23" style:family="text">
      <style:text-properties fo:font-size="9pt" style:font-size-asian="9pt" style:font-size-complex="9pt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paso programación Shell</text:p>
      <text:p text:style-name="P1"/>
      <text:p text:style-name="P2">Comandos para manipular archivos.</text:p>
      <text:p text:style-name="P11"/>
      <text:p text:style-name="P9">• <text:span text:style-name="T1">cat:</text:span> <text:span text:style-name="T6">Muestra</text:span> contenido y crea con redirección archivos</text:p>
      <text:p text:style-name="P9">• <text:span text:style-name="T1">sort:</text:span> <text:span text:style-name="T6">Ordena</text:span> en modo ascendente un fichero. Concatenable.</text:p>
      <text:p text:style-name="P9"><text:tab/>◦ sort (opciones) archivo</text:p>
      <text:p text:style-name="P9"><text:tab/><text:tab/>◦ -r : Ordena en sentido inverso</text:p>
      <text:p text:style-name="P9"><text:tab/><text:tab/>◦ -n : Ordena de forma numérica</text:p>
      <text:p text:style-name="P9"><text:tab/><text:tab/>◦ -t : Usa el carácter especificado entre comillas como delimitador</text:p>
      <text:p text:style-name="P9"><text:tab/><text:tab/>◦ -k : Selecciona los campos indicados (uno, un rango, varios separados por comas)</text:p>
      <text:p text:style-name="P9">• <text:span text:style-name="T1">grep:</text:span> <text:span text:style-name="T6">Busca</text:span> y devuelve todas las líneas que tiene un patrón (texto) determinado.</text:p>
      <text:p text:style-name="P9"><text:tab/>◦ grep (opciones) “patrón” archivo</text:p>
      <text:p text:style-name="P9"><text:tab/><text:tab/>◦ -i : se vuelve case insensitive</text:p>
      <text:p text:style-name="P9"><text:tab/><text:tab/>◦ -v : Muestra las líneas que no contienen el patrón</text:p>
      <text:p text:style-name="P9"><text:tab/><text:tab/>▪ “^patrón” : Muestra lineas que empiezan por el patrón</text:p>
      <text:p text:style-name="P9"><text:tab/><text:tab/>▪ “patrón$” : Muestra lineas que terminan por el patrón</text:p>
      <text:p text:style-name="P9">• <text:span text:style-name="T1">diff:</text:span> <text:span text:style-name="T6">Compara</text:span><text:span text:style-name="T1"> </text:span>ficheros de texto</text:p>
      <text:p text:style-name="P9"><text:tab/>◦ diff (opciones) fichero-desde fichero-hasta</text:p>
      <text:p text:style-name="P9">• <text:span text:style-name="T1">uniq:</text:span> <text:span text:style-name="T6">Elimina lineas duplicadas</text:span> de un fichero ordenado</text:p>
      <text:p text:style-name="P9"><text:tab/>◦ sort archivo | uniq (opciones)</text:p>
      <text:p text:style-name="P9"><text:tab/>◦ -c : Genera un informe de salida precedida por un contador de líneas repetidas</text:p>
      <text:p text:style-name="P9">• <text:span text:style-name="T1">cut:</text:span> <text:span text:style-name="T6">Muestra columnas</text:span> delimitadas de los ficheros</text:p>
      <text:p text:style-name="P9"><text:tab/>• cut (opciones) ficheros</text:p>
      <text:p text:style-name="P9"><text:tab/><text:tab/>◦ -d : Usa el carácter especificado entre comillas como delimitador</text:p>
      <text:p text:style-name="P9"><text:tab/><text:tab/>◦ -f : Muestra los campos indicados (uno, un rango, varios separados por comas)</text:p>
      <text:p text:style-name="P9"><text:tab/><text:tab/>◦ -c : Muestra los caracteres que se especifiquen de cada columna.</text:p>
      <text:p text:style-name="P9">• <text:span text:style-name="T1">find:</text:span> <text:span text:style-name="T6">Busca ficheros</text:span> que cumplan unas condiciones</text:p>
      <text:p text:style-name="P9"><text:tab/>◦ find [ruta] (opciones)</text:p>
      <text:p text:style-name="P9"/>
      <text:p text:style-name="P4">Comandos <text:span text:style-name="T7">y variables </text:span>variados</text:p>
      <text:p text:style-name="P12"/>
      <text:p text:style-name="P12"><text:span text:style-name="T1">id</text:span> – Muestra información sobre el usuario</text:p>
      <text:p text:style-name="P12"><text:span text:style-name="T2">pwd</text:span><text:span text:style-name="T1"> </text:span>– Muestra la ruta absoluta del directorio donde nos encontramos</text:p>
      <text:p text:style-name="P10">env – <text:span text:style-name="T4">Muestra las variables de entorno</text:span></text:p>
      <text:p text:style-name="P10"><text:span text:style-name="T4"/></text:p>
      <text:p text:style-name="P45"><text:span text:style-name="T4">Las siguientes variables se invocan con </text:span><text:span text:style-name="T21">echo</text:span></text:p>
      <text:p text:style-name="P10"><text:span text:style-name="T4">$</text:span>PATH <text:span text:style-name="T4">– Rutas </text:span><text:span text:style-name="T5">para el interprete de ordenes</text:span></text:p>
      <text:p text:style-name="P13"><text:span text:style-name="T7">$</text:span><text:span text:style-name="T2">PWD </text:span><text:span text:style-name="T7">– Muestra la ruta absoluta del directorio donde nos encontramos</text:span></text:p>
      <text:p text:style-name="P14">$<text:span text:style-name="T1">HOME – </text:span>Ruta del directorio personal.</text:p>
      <text:p text:style-name="P14">$<text:span text:style-name="T1">SHELL – </text:span>Ruta absoluta del shell que estamos ejecutando.</text:p>
      <text:p text:style-name="P14">$<text:span text:style-name="T1">HOSTNAME </text:span>– Nombre asignado al equipo.</text:p>
      <text:p text:style-name="P14">$<text:span text:style-name="T1">USER – </text:span>Nombre de usuario.</text:p>
      <text:p text:style-name="P40">$<text:span text:style-name="T1">LOGNAME</text:span> – Muestra cual es nuestro usuario.</text:p>
      <text:p text:style-name="P13"/>
      <text:p text:style-name="P51">Paso de parámetros</text:p>
      <text:p text:style-name="P42">$0 : Devuelve el nombre del script.</text:p>
      <text:p text:style-name="P42">$1, 2…9 : Devuelve el 1º, 2 … 9º parámetro pasado al script.</text:p>
      <text:p text:style-name="P42">$* : Devuelve todos los parametros separados por un espacio.</text:p>
      <text:p text:style-name="P42">$? : Devuelve si el último comando se ha ejecutado o no correctamente.</text:p>
      <text:p text:style-name="P43">$# : Devuelve el número de parámetros que se han pasado.</text:p>
      <text:p text:style-name="P3">Operadores variados</text:p>
      <text:p text:style-name="P15"/>
      <text:p text:style-name="P16">Aritméticos:<text:span text:style-name="T8"> Para realizar operaciones. </text:span><text:span text:style-name="T13">Se emplean con el comando let. Para operar con las variables no es necesario incluir el simbolo $</text:span></text:p>
      <text:list xml:id="list3427495538" text:style-name="L1">
        <text:list-item>
          <text:p text:style-name="P23">+, -, *, :, %</text:p>
        </text:list-item>
      </text:list>
      <text:p text:style-name="P17"/>
      <text:p text:style-name="P20">Relacionales:<text:span text:style-name="T8"> </text:span></text:p>
      <text:list xml:id="list1542000305" text:style-name="L2">
        <text:list-item>
          <text:p text:style-name="P24">Para comparar cadenas alfanuméricas. Colocar valores entre comillas.</text:p>
        </text:list-item>
      </text:list>
      <text:list xml:id="list3565068025" text:style-name="L3">
        <text:list-item>
          <text:list>
            <text:list-item>
              <text:p text:style-name="P25">=, !=, &lt;, &gt;</text:p>
            </text:list-item>
          </text:list>
        </text:list-item>
        <text:list-item>
          <text:p text:style-name="P25">Para <text:span text:style-name="T14">comparar </text:span>valores numéricos. Colocar un guión ( - ) delante.</text:p>
          <text:list>
            <text:list-item>
              <text:p text:style-name="P25">eq, ne, lt, gt, le, ge</text:p>
            </text:list-item>
          </text:list>
        </text:list-item>
      </text:list>
      <text:p text:style-name="P18"/>
      <text:p text:style-name="P21">Condicionales:<text:span text:style-name="T8"> </text:span></text:p>
      <text:list xml:id="list2261173580" text:style-name="L4">
        <text:list-item>
          <text:p text:style-name="P26">Para comprobar si existe. <text:span text:style-name="T20">Usados </text:span><text:span text:style-name="T22">con</text:span><text:span text:style-name="T20"> if.</text:span></text:p>
          <text:list>
            <text:list-item>
              <text:p text:style-name="P26">-d : verdadero si existe y es directorio.</text:p>
            </text:list-item>
            <text:list-item>
              <text:p text:style-name="P26">-f : verdadero si existe y es fichero normal.</text:p>
            </text:list-item>
            <text:list-item>
              <text:p text:style-name="P26">-r : verdadero si existe y tiene permisos de lectura.</text:p>
            </text:list-item>
            <text:list-item>
              <text:p text:style-name="P26">-w : verdadero si existe y tiene permisos de escritura.</text:p>
            </text:list-item>
            <text:list-item>
              <text:p text:style-name="P26">-x : verdadero si existe y tiene permisos de ejecución.</text:p>
            </text:list-item>
          </text:list>
        </text:list-item>
      </text:list>
      <text:p text:style-name="P17"/>
      <text:p text:style-name="P21">Lógicos:</text:p>
      <text:list xml:id="list3569798348" text:style-name="L5">
        <text:list-item>
          <text:p text:style-name="P27">! : NO cumple con la condición especificada.</text:p>
        </text:list-item>
        <text:list-item>
          <text:p text:style-name="P27">&amp;&amp; : Cumple con las condiciones representadas en la expresion.</text:p>
        </text:list-item>
        <text:list-item>
          <text:p text:style-name="P27">|| : Cumple con alguna de las condiciones representadas en la expresion.</text:p>
        </text:list-item>
      </text:list>
      <text:p text:style-name="P17"/>
      <text:p text:style-name="P17"/>
      <text:p text:style-name="P5">Estructuras condicionales</text:p>
      <text:p text:style-name="P18"/>
      <text:p text:style-name="P7"><text:span text:style-name="T15">Cláusula IF:</text:span><text:span text:style-name="T16"> Principal en shell. Cada “expresión” produce resultado de cierto o falso. Si la expresion es cierto ejecuta su correspondiente comando y termina. Si no, pasa al siguiente comando </text:span><text:span text:style-name="T17">y se repite. Si se llega al último comando termina.</text:span></text:p>
      <text:p text:style-name="P47"><text:span text:style-name="T17">S</text:span><text:span text:style-name="T16">e pueden usar los operadores &amp;&amp; ó || para comparar dos expresiones con operadores relacionales.</text:span></text:p>
      <text:p text:style-name="P29"/>
      <text:p text:style-name="P7"><text:span text:style-name="T18">i</text:span><text:span text:style-name="T16">f [ expresión1 ]; then</text:span></text:p>
      <text:p text:style-name="P30"><text:s text:c="3"/>(comando1)</text:p>
      <text:p text:style-name="P30">elif [ expresión2 ]; then</text:p>
      <text:p text:style-name="P30"><text:s text:c="3"/>(comando2)</text:p>
      <text:p text:style-name="P30">else</text:p>
      <text:p text:style-name="P30"><text:s text:c="3"/>(Último comando)</text:p>
      <text:p text:style-name="P30">fi</text:p>
      <text:p text:style-name="P30"/>
      <text:p text:style-name="P30"/>
      <text:p text:style-name="P22">Comando TEST:<text:span text:style-name="T8"> Prueba condiciones y devuelve cierto o falso. Se emplea con el comando IF. Permite comparar una o varias condiciones: [ cond. <text:s/>Valor</text:span><text:span text:style-name="T9"> -</text:span><text:span text:style-name="T10">a/-o</text:span><text:span text:style-name="T11"> </text:span><text:span text:style-name="T8">cond. Valor ] ó </text:span></text:p>
      <text:p text:style-name="P32">[ cond. Valor ] <text:span text:style-name="T3">&amp;&amp;/|| </text:span>[ cond. Valor ]</text:p>
      <text:p text:style-name="P33"/>
      <text:p text:style-name="P19">if [ cond. Valor ]; then</text:p>
      <text:p text:style-name="P19"><text:s text:c="3"/>(comando1)</text:p>
      <text:p text:style-name="P19">else</text:p>
      <text:p text:style-name="P19"><text:s text:c="3"/>(Último comando)</text:p>
      <text:p text:style-name="P19">fi</text:p>
      <text:p text:style-name="P19"/>
      <text:p text:style-name="P17"/>
      <text:p text:style-name="P6">Estructuras repetitivas</text:p>
      <text:p text:style-name="P31"/>
      <text:p text:style-name="P8"><text:span text:style-name="T15">Estructura WHILE:</text:span><text:span text:style-name="T16"> Repite algo hasta que se cumple la condición. Se traduce como “mientras...”</text:span></text:p>
      <text:p text:style-name="P31">while [ expresión ]; do</text:p>
      <text:p text:style-name="P31"><text:s text:c="3"/>(comandos a repetir)</text:p>
      <text:p text:style-name="P31">done</text:p>
      <text:p text:style-name="P31"/>
      <text:p text:style-name="P8"><text:span text:style-name="T15">Estructura UNTIL:</text:span><text:span text:style-name="T16"> Repite algo hasta que se cumple la condición. Se traduce como “hasta…”</text:span></text:p>
      <text:p text:style-name="P31">until [ expresión ]; do</text:p>
      <text:p text:style-name="P31"><text:s text:c="3"/>(comandos a repetir)</text:p>
      <text:p text:style-name="P31">done</text:p>
      <text:p text:style-name="P31"/>
      <text:p text:style-name="P37">Estructura FOR:<text:span text:style-name="T8"> </text:span><text:span text:style-name="T12">Permite repetir un comando una cantidad de veces definida.</text:span></text:p>
      <text:p text:style-name="P34">for i in $( seq 1 1 10 ); do</text:p>
      <text:p text:style-name="P34"><text:s text:c="3"/>(comandos a repetir)</text:p>
      <text:p text:style-name="P34">done</text:p>
      <text:p text:style-name="P31"/>
      <text:p text:style-name="P48">Estructuras defensivas</text:p>
      <text:p text:style-name="P48"><text:span text:style-name="T15"/></text:p>
      <text:p text:style-name="P38">Fichero como parámetro:<text:span text:style-name="T8"> Evita que se pasen como parámetros mas o menos ficheros de los indicados y muestra un mensaje de error.</text:span></text:p>
      <text:p text:style-name="P35">if [ $# <text:span text:style-name="T23">(rel.num.)</text:span> <text:span text:style-name="T23">(valor deseado)</text:span> ]; then</text:p>
      <text:p text:style-name="P35"><text:s text:c="3"/>echo “mensaje de error”</text:p>
      <text:p text:style-name="P35">else</text:p>
      <text:p text:style-name="P35"><text:s text:c="3"/>(resto del código)</text:p>
      <text:p text:style-name="P35">fi</text:p>
      <text:p text:style-name="P31"/>
      <text:p text:style-name="P39">Acotar rango de valores:<text:span text:style-name="T8"> Evita que se exceda el rango de valores del script.</text:span></text:p>
      <text:p text:style-name="P36">if [ <text:span text:style-name="T23">(variable) (rel.num.) (val.des) </text:span>] || [ <text:span text:style-name="T23">(variable) (rel.num.) (val.des)</text:span> ]; then</text:p>
      <text:p text:style-name="P36"><text:s text:c="3"/>echo “mensaje error”</text:p>
      <text:p text:style-name="P36">else</text:p>
      <text:p text:style-name="P36"><text:s text:c="3"/>(resto de código)</text:p>
      <text:p text:style-name="P36">fi</text:p>
      <text:p text:style-name="P36"/>
      <text:p text:style-name="P49">Precaución</text:p>
      <text:list xml:id="list3835389321" text:style-name="L6">
        <text:list-item>
          <text:p text:style-name="P50"><text:span text:style-name="T15">Ojo con los espacios</text:span></text:p>
        </text:list-item>
        <text:list-item>
          <text:p text:style-name="P50"><text:span text:style-name="T15">Poner el $ cuando se llama a una variable.</text:span></text:p>
        </text:list-item>
        <text:list-item>
          <text:p text:style-name="P50"><text:span text:style-name="T15">Repasar el nombre de las variables.</text:span></text:p>
        </text:list-item>
        <text:list-item>
          <text:p text:style-name="P50"><text:span text:style-name="T15">Dentro de los corchetes todo va separado.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rial" svg:font-family="arial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4T16:49:45.500387040</meta:creation-date>
    <dc:date>2024-06-05T19:36:28.513888131</dc:date>
    <meta:editing-duration>PT2H26M9S</meta:editing-duration>
    <meta:editing-cycles>14</meta:editing-cycles>
    <meta:generator>LibreOffice/7.3.7.2$Linux_X86_64 LibreOffice_project/30$Build-2</meta:generator>
    <meta:document-statistic meta:table-count="0" meta:image-count="0" meta:object-count="0" meta:page-count="3" meta:paragraph-count="112" meta:word-count="823" meta:character-count="4808" meta:non-whitespace-character-count="4036"/>
  </office:meta>
</office:document-meta>
</file>